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f51b4" officeooo:paragraph-rsid="000f270c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f51b4" officeooo:paragraph-rsid="000f270c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style="normal" style:text-underline-style="none" fo:font-weight="bold" officeooo:rsid="00203b02" officeooo:paragraph-rsid="000f270c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style="normal" style:text-underline-style="none" fo:font-weight="bold" officeooo:rsid="001f51b4" officeooo:paragraph-rsid="000f270c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style="normal" style:text-underline-style="none" fo:font-weight="normal" officeooo:rsid="001f51b4" officeooo:paragraph-rsid="000f270c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style="normal" style:text-underline-style="none" fo:font-weight="normal" officeooo:rsid="00207409" officeooo:paragraph-rsid="000f270c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style="normal" style:text-underline-style="none" fo:font-weight="normal" officeooo:rsid="00203b02" officeooo:paragraph-rsid="000f270c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fo:font-style="normal" style:text-underline-style="none" fo:font-weight="normal" officeooo:rsid="002bae7d" officeooo:paragraph-rsid="000f270c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size="12pt" fo:font-style="normal" style:text-underline-style="none" fo:font-weight="normal" officeooo:rsid="001f51b4" officeooo:paragraph-rsid="000f270c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3cm" fo:margin-right="0cm" fo:text-align="start" style:justify-single-word="false" fo:text-indent="0cm" style:auto-text-indent="false" style:page-number="auto" fo:background-color="transparent"/>
      <style:text-properties fo:font-size="12pt" fo:font-style="normal" style:text-underline-style="none" fo:font-weight="normal" officeooo:rsid="001f51b4" officeooo:paragraph-rsid="000f270c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1.7cm" fo:margin-right="0cm" fo:text-align="start" style:justify-single-word="false" fo:text-indent="0cm" style:auto-text-indent="false" fo:background-color="transparent"/>
      <style:text-properties fo:font-size="12pt" fo:font-style="normal" style:text-underline-style="none" fo:font-weight="normal" officeooo:rsid="0029e904" officeooo:paragraph-rsid="000f270c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1.7cm" fo:margin-right="0cm" fo:text-align="start" style:justify-single-word="false" fo:text-indent="0cm" style:auto-text-indent="false" fo:background-color="transparent"/>
      <style:text-properties fo:font-size="12pt" fo:font-style="normal" style:text-underline-style="none" fo:font-weight="normal" officeooo:rsid="00203b02" officeooo:paragraph-rsid="000f270c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1.7cm" fo:margin-right="0cm" fo:text-align="start" style:justify-single-word="false" fo:text-indent="0cm" style:auto-text-indent="false" style:page-number="auto" fo:background-color="transparent"/>
      <style:text-properties fo:font-size="12pt" fo:font-style="normal" style:text-underline-style="none" fo:font-weight="normal" officeooo:rsid="0021376a" officeooo:paragraph-rsid="000f270c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1.7cm" fo:margin-right="0cm" fo:text-align="start" style:justify-single-word="false" fo:text-indent="0cm" style:auto-text-indent="false" style:page-number="auto" fo:background-color="transparent"/>
      <style:text-properties fo:font-size="12pt" fo:font-style="normal" style:text-underline-style="none" fo:font-weight="normal" officeooo:rsid="00203b02" officeooo:paragraph-rsid="000f270c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1.7cm" fo:margin-right="0cm" fo:text-align="start" style:justify-single-word="false" fo:text-indent="0cm" style:auto-text-indent="false" style:page-number="auto" fo:background-color="transparent"/>
      <style:text-properties fo:font-size="12pt" fo:font-style="normal" style:text-underline-style="none" fo:font-weight="normal" officeooo:rsid="001f51b4" officeooo:paragraph-rsid="000f270c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26pt" fo:font-style="normal" style:text-underline-style="solid" style:text-underline-width="auto" style:text-underline-color="font-color" fo:font-weight="bold" officeooo:rsid="001f51b4" officeooo:paragraph-rsid="000f270c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bae7d"/>
    </style:style>
    <style:style style:name="T3" style:family="text">
      <style:text-properties style:text-position="sub 58%" fo:font-size="14pt" style:font-size-asian="14pt" style:font-size-complex="14pt"/>
    </style:style>
    <style:style style:name="T4" style:family="text">
      <style:text-properties style:text-position="sub 58%" fo:font-size="14pt" officeooo:rsid="0023bead" style:font-size-asian="14pt" style:font-size-complex="14pt"/>
    </style:style>
    <style:style style:name="T5" style:family="text">
      <style:text-properties style:text-position="sub 58%" fo:font-size="14pt" officeooo:rsid="002d195c" style:font-size-asian="14pt" style:font-size-complex="14pt"/>
    </style:style>
    <style:style style:name="T6" style:family="text">
      <style:text-properties officeooo:rsid="0022f98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officeooo:rsid="0024e0c6"/>
    </style:style>
    <style:style style:name="T9" style:family="text">
      <style:text-properties officeooo:rsid="00203b02"/>
    </style:style>
    <style:style style:name="T10" style:family="text">
      <style:text-properties officeooo:rsid="0029e9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apis de course</text:p>
      <text:p text:style-name="P1">Nuage de points</text:p>
      <text:p text:style-name="P1"/>
      <text:p text:style-name="P2"><text:span text:style-name="T1">Environnement :</text:span> entrée : clavier</text:p>
      <text:p text:style-name="P10">sortie : écran</text:p>
      <text:p text:style-name="P5"/>
      <text:p text:style-name="P9"><text:span text:style-name="T1">Lexique </text:span>: NB_RELEVE <text:span text:style-name="T2">= [5] </text:span><text:span text:style-name="T3">entier</text:span></text:p>
      <text:p text:style-name="P13">nuagePoints[<text:span text:style-name="T6">NB_RELEVE</text:span>]<text:span text:style-name="T7"> </text:span><text:span text:style-name="T4">entier</text:span></text:p>
      <text:p text:style-name="P14">indice<text:span text:style-name="T7"> </text:span><text:span text:style-name="T3">entier</text:span></text:p>
      <text:p text:style-name="P15"><text:span text:style-name="T2">valM</text:span>oy <text:span text:style-name="T5">reel</text:span></text:p>
      <text:p text:style-name="P14">valMin<text:span text:style-name="T7"> </text:span><text:span text:style-name="T3">entier</text:span></text:p>
      <text:p text:style-name="P14">valMax <text:span text:style-name="T3">entier</text:span></text:p>
      <text:p text:style-name="P14">indicePetit<text:span text:style-name="T7"> </text:span><text:span text:style-name="T3">entier</text:span></text:p>
      <text:p text:style-name="P14">indiceGrand <text:span text:style-name="T3">entier</text:span></text:p>
      <text:p text:style-name="P11">somme <text:span text:style-name="T5">reel</text:span></text:p>
      <text:p text:style-name="P12"/>
      <text:p text:style-name="P4">Début</text:p>
      <text:p text:style-name="P5"/>
      <text:p text:style-name="P5">Pour indice allant de 0 à NB_RELEVE – 1</text:p>
      <text:p text:style-name="P5"><text:s text:c="8"/>Ecrire : nuage<text:span text:style-name="T8">P</text:span>oints[indice]</text:p>
      <text:p text:style-name="P5">FinPour</text:p>
      <text:p text:style-name="P5"/>
      <text:p text:style-name="P5">Pour indice allant de 0 à NB_RELEVE – 1</text:p>
      <text:p text:style-name="P5"><text:s text:c="7"/>Si nuagePoints[indice] &lt; valMin</text:p>
      <text:p text:style-name="P5"><text:s text:c="11"/>Alors valMin ← nuagePoints[indice]</text:p>
      <text:p text:style-name="P5"><text:s text:c="21"/>indicePetit ← indice</text:p>
      <text:p text:style-name="P5"><text:s text:c="11"/>Sinon si nuagePoints[indice] &gt; valMax</text:p>
      <text:p text:style-name="P5"><text:s text:c="25"/>Alors valMax ← nuagePoints[indice]</text:p>
      <text:p text:style-name="P5"><text:s text:c="35"/>indiceGrand ← indice</text:p>
      <text:p text:style-name="P6"><text:s text:c="6"/>FinSi</text:p>
      <text:p text:style-name="P6">FinPour</text:p>
      <text:p text:style-name="P5"/>
      <text:p text:style-name="P7">nuagePoints[indicePetit] ← 0</text:p>
      <text:p text:style-name="P7">nuagePoints[indiceGrand] ← 0</text:p>
      <text:p text:style-name="P7"/>
      <text:p text:style-name="P8">somme <text:span text:style-name="T9">←nuagePoints[0] + nuagePoints[1] + nuagePoints[2] + nuagePoints[3] + nuagePoints[4]</text:span></text:p>
      <text:p text:style-name="P7">v<text:span text:style-name="T2">al</text:span>Moy <text:bookmark-start text:name="__DdeLink__1376_2767077921"/>←<text:bookmark-end text:name="__DdeLink__1376_2767077921"/> <text:span text:style-name="T2">somme</text:span> / (NB_RELEVE – 2)</text:p>
      <text:p text:style-name="P7"/>
      <text:p text:style-name="P7"><text:span text:style-name="T10">Ecrire</text:span> : v<text:span text:style-name="T2">al</text:span>Moy</text:p>
      <text:p text:style-name="P7"/>
      <text:p text:style-name="P3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4:54:12.744229010</meta:creation-date>
    <dc:date>2018-11-09T15:56:52.504640660</dc:date>
    <meta:editing-duration>PT1M25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32" meta:word-count="108" meta:character-count="858" meta:non-whitespace-character-count="655"/>
  </office:meta>
</office:document-meta>
</file>